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color="#000000" style:font-name="TimesNewRomanPSMT" fo:font-size="11.5pt" style:font-name-asian="TimesNewRomanPSMT" style:font-size-asian="11.5pt" style:font-name-complex="TimesNewRomanPSMT"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ich bin Friedrich. Ich bin jetzt im dritten Semester und studiere 1-Fach Bachelor Physik mit (inzwischen ehemals) Nebenfach Informatik. In der Fachschaft habe ich meistens keine genauen Aufgaben (drücke mich erfolgreich da drum) aber bin immer für spontan anfallende Arbeit zu haben. Ansonsten trinke ich dort meinen Kaffee und versuche mein Studium halbwegs stressfrei zu organisieren, was mir innerhalb eines Jahres irgendwie noch nicht gelungen ist. Außerdem verfolge ich interessiert die Hochschulpolitik und die Debatten über Studiengebühren in den Studierendenversamml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7T23:54:18</meta:creation-date>
    <meta:document-statistic meta:table-count="0" meta:image-count="0" meta:object-count="0" meta:page-count="1" meta:paragraph-count="1" meta:word-count="81" meta:character-count="584"/>
    <dc:date>2009-09-28T01:55:47</dc:date>
    <meta:editing-duration>PT00H03M26S</meta:editing-duration>
    <meta:editing-cycles>1</meta:editing-cycles>
    <meta:generator>OpenOffice.org/3.1$Unix OpenOffice.org_project/310m19$Build-9420</meta:generator>
  </office:meta>
</office:document-meta>
</file>